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5.21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48cm" fo:min-width="0.961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147cm" fo:min-width="5.215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147cm" fo:min-width="5.2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29cm" fo:min-width="4.07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47cm" fo:min-width="5.2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1.397cm" svg:x="7.223cm" svg:y="2.397cm">
          <text:p text:style-name="P1">Load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5.715cm" svg:height="1.397cm" svg:x="1.889cm" svg:y="17.637cm">
          <text:p text:style-name="P1">Store featu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715cm" svg:height="1.397cm" svg:x="13.446cm" svg:y="17.637cm">
          <text:p text:style-name="P1">Feature Match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5.715cm" svg:height="1.397cm" svg:x="13.446cm" svg:y="21.447cm">
          <text:p text:style-name="P1">Deci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08cm" svg:y1="3.794cm" svg:x2="10.08cm" svg:y2="6.207cm" draw:start-shape="id1" draw:start-glue-point="2" draw:end-shape="id2" draw:end-glue-point="4" svg:d="M10080 3794v2413" svg:viewBox="0 0 1 2414">
          <text:p/>
        </draw:connector>
        <draw:connector draw:style-name="gr2" draw:text-style-name="P2" draw:layer="layout" svg:x1="10.08cm" svg:y1="7.604cm" svg:x2="10.08cm" svg:y2="10.017cm" draw:start-shape="id2" draw:start-glue-point="6" draw:end-shape="id3" draw:end-glue-point="4" svg:d="M10080 7604v2413" svg:viewBox="0 0 1 2414">
          <text:p/>
        </draw:connector>
        <draw:connector draw:style-name="gr2" draw:text-style-name="P2" draw:layer="layout" svg:x1="10.08cm" svg:y1="11.414cm" svg:x2="10.081cm" svg:y2="13.827cm" draw:start-shape="id3" draw:start-glue-point="6" draw:end-shape="id4" draw:end-glue-point="4" svg:d="M10080 11414v1207h1v1206" svg:viewBox="0 0 2 2414">
          <text:p/>
        </draw:connector>
        <draw:connector draw:style-name="gr2" draw:text-style-name="P2" draw:layer="layout" svg:x1="8.62cm" svg:y1="15.224cm" svg:x2="4.746cm" svg:y2="17.637cm" draw:start-shape="id4" draw:start-glue-point="5" draw:end-shape="id5" draw:end-glue-point="0" svg:d="M8620 15224h-3874v2413" svg:viewBox="0 0 3875 2414">
          <text:p/>
        </draw:connector>
        <draw:connector draw:style-name="gr2" draw:text-style-name="P2" draw:layer="layout" svg:x1="11.541cm" svg:y1="15.224cm" svg:x2="16.303cm" svg:y2="17.637cm" draw:start-shape="id4" draw:start-glue-point="7" draw:end-shape="id6" draw:end-glue-point="0" svg:d="M11541 15224h4762v2413" svg:viewBox="0 0 4763 2414">
          <text:p/>
        </draw:connector>
        <draw:connector draw:style-name="gr2" draw:text-style-name="P2" draw:layer="layout" svg:x1="16.303cm" svg:y1="19.034cm" svg:x2="16.303cm" svg:y2="21.447cm" draw:start-shape="id6" draw:start-glue-point="2" draw:end-shape="id7" draw:end-glue-point="0" svg:d="M16303 19034v2413" svg:viewBox="0 0 1 2414">
          <text:p/>
        </draw:connector>
        <draw:custom-shape draw:style-name="gr3" draw:text-style-name="P1" xml:id="id4" draw:id="id4" draw:layer="layout" svg:width="2.921cm" svg:height="2.794cm" svg:x="8.62cm" svg:y="13.82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" draw:id="id2" draw:layer="layout" svg:width="5.715cm" svg:height="1.397cm" svg:x="7.223cm" svg:y="6.207cm">
          <text:p text:style-name="P3">Pre-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5.715cm" svg:height="1.397cm" svg:x="7.223cm" svg:y="10.017cm">
          <text:p text:style-name="P3">Feature 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8" draw:id="id8" draw:layer="layout" svg:width="4.572cm" svg:height="0.979cm" svg:x="14.97cm" svg:y="4.556cm">
          <text:p text:style-name="P1">Noise redu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4.572cm" svg:height="0.979cm" svg:x="14.97cm" svg:y="6.318cm">
          <text:p text:style-name="P1">Enhanc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0" draw:id="id10" draw:layer="layout" svg:width="4.572cm" svg:height="0.979cm" svg:x="14.97cm" svg:y="8.149cm">
          <text:p text:style-name="P1">ROI mask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7.256cm" svg:y1="5.535cm" svg:x2="17.256cm" svg:y2="6.318cm" draw:start-shape="id8" draw:start-glue-point="6" draw:end-shape="id9" draw:end-glue-point="4" svg:d="M17256 5535v783" svg:viewBox="0 0 1 784">
          <text:p/>
        </draw:connector>
        <draw:connector draw:style-name="gr2" draw:text-style-name="P2" draw:layer="layout" svg:x1="17.256cm" svg:y1="7.297cm" svg:x2="17.256cm" svg:y2="8.149cm" draw:start-shape="id9" draw:start-glue-point="6" draw:end-shape="id10" draw:end-glue-point="4" svg:d="M17256 7297v852" svg:viewBox="0 0 1 853">
          <text:p/>
        </draw:connector>
        <draw:line draw:style-name="gr7" draw:text-style-name="P2" draw:layer="layout" svg:x1="12.938cm" svg:y1="6.207cm" svg:x2="14.97cm" svg:y2="4.556cm">
          <text:p/>
        </draw:line>
        <draw:line draw:style-name="gr7" draw:text-style-name="P2" draw:layer="layout" svg:x1="12.938cm" svg:y1="7.604cm" svg:x2="14.97cm" svg:y2="9.128cm">
          <text:p/>
        </draw:line>
        <draw:custom-shape draw:style-name="gr8" draw:text-style-name="P3" draw:layer="layout" svg:width="5.715cm" svg:height="1.397cm" svg:x="1cm" svg:y="1cm">
          <text:p text:style-name="P3">Examp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524cm" svg:y1="3.286cm" svg:x2="2.524cm" svg:y2="5.699cm" svg:d="M2524 3286v2413" svg:viewBox="0 0 1 24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22:49:02.462408114</meta:creation-date>
    <dc:date>2021-01-01T23:31:33.130078029</dc:date>
    <meta:editing-duration>PT49S</meta:editing-duration>
    <meta:editing-cycles>1</meta:editing-cycles>
    <meta:document-statistic meta:object-count="22"/>
    <meta:generator>LibreOffice/6.4.6.2$Linux_X86_64 LibreOffice_project/40$Build-2</meta:generator>
  </office:meta>
</office:document-meta>
</file>